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C000003200C4539B0B7E57D00.png" manifest:media-type="image/png"/>
  <manifest:file-entry manifest:full-path="Pictures/100002010000044C000003201481B896D584CAEE.png" manifest:media-type="image/png"/>
  <manifest:file-entry manifest:full-path="Pictures/100002010000044C000003203A54C762BE9D33F3.png" manifest:media-type="image/png"/>
  <manifest:file-entry manifest:full-path="Pictures/TablePreview1.svm" manifest:media-type=""/>
  <manifest:file-entry manifest:full-path="Pictures/100002010000044C000003200F247552D22354DE.png" manifest:media-type="image/png"/>
  <manifest:file-entry manifest:full-path="Pictures/100002010000044C00000320835CFF4C3890DE1C.png" manifest:media-type="image/png"/>
  <manifest:file-entry manifest:full-path="Pictures/1000000000000B4000000654AB64DBE09EEDCEC6.png" manifest:media-type="image/png"/>
  <manifest:file-entry manifest:full-path="Pictures/1000020100000320000001F4C7D34F40E2182381.png" manifest:media-type="image/png"/>
  <manifest:file-entry manifest:full-path="Pictures/100002010000044C00000320AD1B29B70B1E6E9A.png" manifest:media-type="image/png"/>
  <manifest:file-entry manifest:full-path="Pictures/100002010000044C000003201D4123909C543497.png" manifest:media-type="image/png"/>
  <manifest:file-entry manifest:full-path="Pictures/100002010000044C000003205CF2FC151FBB95F9.png" manifest:media-type="image/png"/>
  <manifest:file-entry manifest:full-path="Pictures/100002010000044C0000032015B17920C92664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931cm, 0cm, 2.818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3.472cm" style:use-optimal-column-width="false"/>
    </style:style>
    <style:style style:name="co2" style:family="table-column">
      <style:table-column-properties style:column-width="3.258cm" style:use-optimal-column-width="false"/>
    </style:style>
    <style:style style:name="co3" style:family="table-column">
      <style:table-column-properties style:column-width="3.166cm" style:use-optimal-column-width="false"/>
    </style:style>
    <style:style style:name="co4" style:family="table-column">
      <style:table-column-properties style:column-width="4.33cm" style:use-optimal-column-width="false"/>
    </style:style>
    <style:style style:name="co5" style:family="table-column">
      <style:table-column-properties style:column-width="3.563cm" style:use-optimal-column-width="false"/>
    </style:style>
    <style:style style:name="co6" style:family="table-column">
      <style:table-column-properties style:column-width="3.26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cm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standard" draw:layer="layout" svg:width="27.999cm" svg:height="15.664cm" svg:x="0cm" svg:y="3.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 text:style-name="P1">s.barometer</text:p>
              </table:table-cell>
              <table:table-cell>
                <text:p text:style-name="P1">s.co2</text:p>
              </table:table-cell>
              <table:table-cell>
                <text:p text:style-name="P1">s.humidity</text:p>
              </table:table-cell>
              <table:table-cell>
                <text:p text:style-name="P1">s.no2resistance</text:p>
              </table:table-cell>
              <table:table-cell>
                <text:p text:style-name="P1">s.o3resistance</text:p>
              </table:table-cell>
              <table:table-cell>
                <text:p text:style-name="P1">s.temperature.ambient</text:p>
              </table:table-cell>
              <table:table-cell>
                <text:p text:style-name="P1">s.temperature.unit</text:p>
              </table:table-cell>
              <table:table-cell>
                <text:p text:style-name="P1">O3_Waarden</text:p>
              </table:table-cell>
            </table:table-row>
            <table:table-row table:style-name="ro2" table:default-cell-style-name="gray2">
              <table:table-cell>
                <text:p text:style-name="P2">991.89</text:p>
              </table:table-cell>
              <table:table-cell>
                <text:p text:style-name="P2">0</text:p>
              </table:table-cell>
              <table:table-cell>
                <text:p text:style-name="P2">58.799</text:p>
              </table:table-cell>
              <table:table-cell>
                <text:p text:style-name="P2">28.021</text:p>
              </table:table-cell>
              <table:table-cell>
                <text:p text:style-name="P2">17.206</text:p>
              </table:table-cell>
              <table:table-cell>
                <text:p text:style-name="P2">8.25</text:p>
              </table:table-cell>
              <table:table-cell>
                <text:p text:style-name="P2">21.75</text:p>
              </table:table-cell>
              <table:table-cell>
                <text:p text:style-name="P2">43.868</text:p>
              </table:table-cell>
            </table:table-row>
            <table:table-row table:style-name="ro2" table:default-cell-style-name="gray1">
              <table:table-cell>
                <text:p text:style-name="P2">991.88</text:p>
              </table:table-cell>
              <table:table-cell>
                <text:p text:style-name="P2">0</text:p>
              </table:table-cell>
              <table:table-cell>
                <text:p text:style-name="P2">58.595</text:p>
              </table:table-cell>
              <table:table-cell>
                <text:p text:style-name="P2">28.37</text:p>
              </table:table-cell>
              <table:table-cell>
                <text:p text:style-name="P2">18.142</text:p>
              </table:table-cell>
              <table:table-cell>
                <text:p text:style-name="P2">8</text:p>
              </table:table-cell>
              <table:table-cell>
                <text:p text:style-name="P2">21.75</text:p>
              </table:table-cell>
              <table:table-cell>
                <text:p text:style-name="P2">43.365</text:p>
              </table:table-cell>
            </table:table-row>
            <table:table-row table:style-name="ro2" table:default-cell-style-name="gray2">
              <table:table-cell>
                <text:p text:style-name="P2">991.87</text:p>
              </table:table-cell>
              <table:table-cell>
                <text:p text:style-name="P2">0</text:p>
              </table:table-cell>
              <table:table-cell>
                <text:p text:style-name="P2">58.802</text:p>
              </table:table-cell>
              <table:table-cell>
                <text:p text:style-name="P2">30.075</text:p>
              </table:table-cell>
              <table:table-cell>
                <text:p text:style-name="P2">17.584</text:p>
              </table:table-cell>
              <table:table-cell>
                <text:p text:style-name="P2">8</text:p>
              </table:table-cell>
              <table:table-cell>
                <text:p text:style-name="P2">21.75</text:p>
              </table:table-cell>
              <table:table-cell>
                <text:p text:style-name="P2">42.7396666667</text:p>
              </table:table-cell>
            </table:table-row>
            <table:table-row table:style-name="ro2" table:default-cell-style-name="gray1">
              <table:table-cell>
                <text:p text:style-name="P2">991.9</text:p>
              </table:table-cell>
              <table:table-cell>
                <text:p text:style-name="P2">0</text:p>
              </table:table-cell>
              <table:table-cell>
                <text:p text:style-name="P2">58.895</text:p>
              </table:table-cell>
              <table:table-cell>
                <text:p text:style-name="P2">29.997</text:p>
              </table:table-cell>
              <table:table-cell>
                <text:p text:style-name="P2">17.975</text:p>
              </table:table-cell>
              <table:table-cell>
                <text:p text:style-name="P2">7.812</text:p>
              </table:table-cell>
              <table:table-cell>
                <text:p text:style-name="P2">22</text:p>
              </table:table-cell>
              <table:table-cell>
                <text:p text:style-name="P2">42.494</text:p>
              </table:table-cell>
            </table:table-row>
            <table:table-row table:style-name="ro2" table:default-cell-style-name="gray2">
              <table:table-cell>
                <text:p text:style-name="P2">991.92</text:p>
              </table:table-cell>
              <table:table-cell>
                <text:p text:style-name="P2">0</text:p>
              </table:table-cell>
              <table:table-cell>
                <text:p text:style-name="P2">58.507</text:p>
              </table:table-cell>
              <table:table-cell>
                <text:p text:style-name="P2">32.053</text:p>
              </table:table-cell>
              <table:table-cell>
                <text:p text:style-name="P2">18.553</text:p>
              </table:table-cell>
              <table:table-cell>
                <text:p text:style-name="P2">7.687</text:p>
              </table:table-cell>
              <table:table-cell>
                <text:p text:style-name="P2">21.875</text:p>
              </table:table-cell>
              <table:table-cell>
                <text:p text:style-name="P2">42.3033333333</text:p>
              </table:table-cell>
            </table:table-row>
            <table:table-row table:style-name="ro2" table:default-cell-style-name="gray1">
              <table:table-cell>
                <text:p text:style-name="P2">991.87</text:p>
              </table:table-cell>
              <table:table-cell>
                <text:p text:style-name="P2">0</text:p>
              </table:table-cell>
              <table:table-cell>
                <text:p text:style-name="P2">58.016</text:p>
              </table:table-cell>
              <table:table-cell>
                <text:p text:style-name="P2">31.708</text:p>
              </table:table-cell>
              <table:table-cell>
                <text:p text:style-name="P2">18.449</text:p>
              </table:table-cell>
              <table:table-cell>
                <text:p text:style-name="P2">7.562</text:p>
              </table:table-cell>
              <table:table-cell>
                <text:p text:style-name="P2">21.875</text:p>
              </table:table-cell>
              <table:table-cell>
                <text:p text:style-name="P2">42.1786666667</text:p>
              </table:table-cell>
            </table:table-row>
            <table:table-row table:style-name="ro2" table:default-cell-style-name="gray2">
              <table:table-cell>
                <text:p text:style-name="P2">991.85</text:p>
              </table:table-cell>
              <table:table-cell>
                <text:p text:style-name="P2">0</text:p>
              </table:table-cell>
              <table:table-cell>
                <text:p text:style-name="P2">58.319</text:p>
              </table:table-cell>
              <table:table-cell>
                <text:p text:style-name="P2">30.311</text:p>
              </table:table-cell>
              <table:table-cell>
                <text:p text:style-name="P2">18.414</text:p>
              </table:table-cell>
              <table:table-cell>
                <text:p text:style-name="P2">7.562</text:p>
              </table:table-cell>
              <table:table-cell>
                <text:p text:style-name="P2">21.937</text:p>
              </table:table-cell>
              <table:table-cell>
                <text:p text:style-name="P2">42.054</text:p>
              </table:table-cell>
            </table:table-row>
            <table:table-row table:style-name="ro2" table:default-cell-style-name="gray1">
              <table:table-cell>
                <text:p text:style-name="P2">991.82</text:p>
              </table:table-cell>
              <table:table-cell>
                <text:p text:style-name="P2">0</text:p>
              </table:table-cell>
              <table:table-cell>
                <text:p text:style-name="P2">59.37</text:p>
              </table:table-cell>
              <table:table-cell>
                <text:p text:style-name="P2">32.316</text:p>
              </table:table-cell>
              <table:table-cell>
                <text:p text:style-name="P2">17.713</text:p>
              </table:table-cell>
              <table:table-cell>
                <text:p text:style-name="P2">7.375</text:p>
              </table:table-cell>
              <table:table-cell>
                <text:p text:style-name="P2">21.875</text:p>
              </table:table-cell>
              <table:table-cell>
                <text:p text:style-name="P2">41.9293333333</text:p>
              </table:table-cell>
            </table:table-row>
            <table:table-row table:style-name="ro2" table:default-cell-style-name="gray2">
              <table:table-cell>
                <text:p text:style-name="P2">991.91</text:p>
              </table:table-cell>
              <table:table-cell>
                <text:p text:style-name="P2">0</text:p>
              </table:table-cell>
              <table:table-cell>
                <text:p text:style-name="P2">58.672</text:p>
              </table:table-cell>
              <table:table-cell>
                <text:p text:style-name="P2">32.14</text:p>
              </table:table-cell>
              <table:table-cell>
                <text:p text:style-name="P2">18.553</text:p>
              </table:table-cell>
              <table:table-cell>
                <text:p text:style-name="P2">7.5</text:p>
              </table:table-cell>
              <table:table-cell>
                <text:p text:style-name="P2">21.937</text:p>
              </table:table-cell>
              <table:table-cell>
                <text:p text:style-name="P2">41.8046666667</text:p>
              </table:table-cell>
            </table:table-row>
            <table:table-row table:style-name="ro2" table:default-cell-style-name="gray1">
              <table:table-cell>
                <text:p text:style-name="P2">991.9</text:p>
              </table:table-cell>
              <table:table-cell>
                <text:p text:style-name="P2">0</text:p>
              </table:table-cell>
              <table:table-cell>
                <text:p text:style-name="P2">58.211</text:p>
              </table:table-cell>
              <table:table-cell>
                <text:p text:style-name="P2">31.623</text:p>
              </table:table-cell>
              <table:table-cell>
                <text:p text:style-name="P2">18.553</text:p>
              </table:table-cell>
              <table:table-cell>
                <text:p text:style-name="P2">7.562</text:p>
              </table:table-cell>
              <table:table-cell>
                <text:p text:style-name="P2">22.062</text:p>
              </table:table-cell>
              <table:table-cell>
                <text:p text:style-name="P2">41.6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4" draw:layer="layout" svg:width="23.621cm" svg:height="20.267cm" svg:x="2.541cm" svg:y="0.508cm">
          <draw:image xlink:href="Pictures/1000020100000320000001F4C7D34F40E21823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33.721cm" svg:height="18.968cm" svg:x="0.061cm" svg:y="0.844cm">
          <draw:image xlink:href="Pictures/1000000000000B4000000654AB64DBE09EEDCE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4" draw:layer="layout" svg:width="29.463cm" svg:height="21.427cm" svg:x="-1.015cm" svg:y="-0.427cm">
          <draw:image xlink:href="Pictures/100002010000044C000003201481B896D584CA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4" draw:layer="layout" svg:width="29.971cm" svg:height="21.797cm" svg:x="-1.015cm" svg:y="-0.462cm">
          <draw:image xlink:href="Pictures/100002010000044C000003201D4123909C5434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4" draw:layer="layout" svg:width="29.687cm" svg:height="21.59cm" svg:x="-0.854cm" svg:y="-0.1cm">
          <draw:image xlink:href="Pictures/100002010000044C000003200F247552D22354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4" draw:layer="layout" svg:width="29.209cm" svg:height="21.243cm" svg:x="-0.253cm" svg:y="0.292cm">
          <draw:image xlink:href="Pictures/100002010000044C00000320835CFF4C3890DE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4" draw:layer="layout" svg:width="29.464cm" svg:height="21.428cm" svg:x="-0.816cm" svg:y="0.107cm">
          <draw:image xlink:href="Pictures/100002010000044C000003205CF2FC151FBB95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4" draw:layer="layout" svg:width="29.463cm" svg:height="21.427cm" svg:x="-0.461cm" svg:y="0.154cm">
          <draw:image xlink:href="Pictures/100002010000044C00000320AD1B29B70B1E6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4" draw:layer="layout" svg:width="29.971cm" svg:height="21.797cm" svg:x="-0.307cm" svg:y="-0.361cm">
          <draw:image xlink:href="Pictures/100002010000044C0000032015B17920C92664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4" draw:layer="layout" svg:width="30.225cm" svg:height="21.982cm" svg:x="-0.761cm" svg:y="-0.392cm">
          <draw:image xlink:href="Pictures/100002010000044C000003200C4539B0B7E57D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4" draw:layer="layout" svg:width="30.226cm" svg:height="21.982cm" svg:x="0.038cm" svg:y="-0.393cm">
          <draw:image xlink:href="Pictures/100002010000044C000003203A54C762BE9D33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5:27.493315442</meta:creation-date>
    <dc:date>2016-11-24T17:29:05.001923561</dc:date>
    <meta:editing-duration>PT23M38S</meta:editing-duration>
    <meta:editing-cycles>1</meta:editing-cycles>
    <meta:document-statistic meta:object-count="57"/>
    <meta:generator>LibreOffice/5.1.4.2$Linux_X86_64 LibreOffice_project/10m0$Build-2</meta:generator>
  </office:meta>
</office:document-meta>
</file>